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6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fo:font-size="6pt" style:font-size-asian="6pt" style:font-size-complex="6pt"/>
    </style:style>
    <style:style style:name="P17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9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0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2" style:family="paragraph" style:parent-style-name="Text_20_body">
      <style:text-properties fo:font-size="6pt" style:font-size-asian="6pt" style:font-size-complex="6pt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ru" fo:country="RU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4" style:family="text">
      <style:text-properties style:text-position="sub 58%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fo:language="en" fo:country="US"/>
    </style:style>
    <style:style style:name="T25" style:family="text">
      <style:text-properties style:use-window-font-color="true" style:font-name="Arial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26" style:family="text">
      <style:text-properties style:use-window-font-color="true" style:text-position="sub 58%" style:font-name="Arial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27" style:family="text">
      <style:text-properties style:use-window-font-color="true" style:text-position="0% 100%" fo:language="ru" fo:country="RU" fo:font-style="normal" style:text-underline-style="none" fo:font-weight="normal" style:font-name-asian="Times New Roman" style:font-style-asian="normal" style:font-weight-asian="normal" style:font-name-complex="Symbol" style:font-style-complex="normal" style:font-weight-complex="normal"/>
    </style:style>
    <style:style style:name="T28" style:family="text">
      <style:text-properties style:text-position="super 58%"/>
    </style:style>
    <style:style style:name="T29" style:family="text">
      <style:text-properties style:text-position="0% 100%"/>
    </style:style>
    <style:style style:name="T30" style:family="text">
      <style:text-properties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ПРОТОКОЛ <text:span text:style-name="T10">ПОВЕРКИ</text:span></text:p>
      <text:p text:style-name="P13"/>
      <text:p text:style-name="P4">Измерителя-сигнализатора СРК-АТ2327</text:p>
      <text:p text:style-name="P4">Зав. № <text:span text:style-name="T5">$serial</text:span></text:p>
      <text:p text:style-name="P17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31"/>
      <text:p text:style-name="P20">Поверка проводилась на базе УП «АТОМТЕХ», в нормальных климатических условиях при температуре <text:span text:style-name="T15">Т</text:span> = <text:span text:style-name="T18"><text:s/></text:span><text:span text:style-name="T16">$temp </text:span><text:s/>°<text:span text:style-name="T15">С</text:span>, атмосферном давлении <text:span text:style-name="T15">Р</text:span> = <text:span text:style-name="T18"><text:s text:c="5"/></text:span><text:s/>мм.рт.ст, относительной влажности воздуха <text:span text:style-name="T15">р</text:span> = <text:span text:style-name="T18"><text:s/></text:span><text:span text:style-name="T16">$vlag </text:span><text:s/>%, внешнем фоне γ-излучения <text:span text:style-name="T7">H</text:span>*(10) = <text:span text:style-name="T18"><text:s/></text:span><text:span text:style-name="T16">$bground </text:span><text:s/>нЗв/ч, <text:s/>согласно методике, изложенной в <text:span text:style-name="T23">МП.</text:span><text:span text:style-name="T24">854</text:span><text:span text:style-name="T23">-20</text:span><text:span text:style-name="T24">20</text:span></text:p>
      <text:p text:style-name="P18"><text:span text:style-name="T10">1. С</text:span>редства <text:span text:style-name="T10">поверки</text:span></text:p>
      <text:p text:style-name="P14">а)<text:tab/>Эталонные средства измерений:</text:p>
      <text:p text:style-name="P21">- <text:span text:style-name="T5">$facility_140</text:span>;</text:p>
      <text:p text:style-name="P15"><text:span text:style-name="T2">б</text:span><text:span text:style-name="T3">)<text:tab/></text:span><text:span text:style-name="T2">Оборудование</text:span><text:span text:style-name="T3">:</text:span></text:p>
      <text:p text:style-name="P22">- пульт проверки БД ТИАЯ.441546.001, или адаптер интерфейсный ТИАЯ.468369.004 с ПЭВМ, управляемой программой “SARKtech”;</text:p>
      <text:p text:style-name="P19">2. Поверка блоков детектирования</text:p>
      <text:p text:style-name="P14">а)<text:tab/>Внешний осмотр и опробование БД:</text:p>
      <text:p text:style-name="P23">- документация<text:tab/></text:p>
      <text:p text:style-name="P23">- отсутствие механических повреждений<text:tab/></text:p>
      <text:p text:style-name="P24"><text:span text:style-name="T10">- </text:span><text:span text:style-name="T10">наличие четких маркировочных надписей на БД и контрольном источнике</text:span><text:span text:style-name="T10"><text:tab/></text:span></text:p>
      <text:p text:style-name="P23">- контроль работоспособности<text:tab/></text:p>
      <text:p text:style-name="P14"><text:span text:style-name="T10">б</text:span>)<text:tab/>Определение допускаемой основной относительной погрешности измерения мощности амбиентного эквивалента <text:span text:style-name="T10">дозы</text:span> измерителя с БДК<text:span text:style-name="T10">Н</text:span>–02</text:p>
      <text:p text:style-name="P16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30"><text:span text:style-name="T9">Блок детектирования </text:span>нейтронного излучения с БДКН-0<text:span text:style-name="T5">2</text:span> № <text:span text:style-name="T9">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9">Плотность потока <text:line-break/>в поверяемой точке <text:span text:style-name="T27">φ</text:span><text:span text:style-name="T14">0</text:span><text:span text:style-name="T12">i</text:span> ,<text:line-break/>с<text:span text:style-name="T28">-1</text:span><text:span text:style-name="T25">·</text:span>см<text:span text:style-name="T28">-2</text:span></text:p>
          </table:table-cell>
          <table:table-cell table:style-name="t1.B2" office:value-type="string">
            <text:p text:style-name="P8">Фон</text:p>
            <text:p text:style-name="P8"><text:span text:style-name="T5">R=</text:span>2<text:span text:style-name="T5">,0</text:span>м</text:p>
          </table:table-cell>
          <table:table-cell table:style-name="t1.B2" office:value-type="string">
            <text:p text:style-name="P9">ИБН-<text:span text:style-name="T5">8-3</text:span></text:p>
            <text:p text:style-name="P8">№<text:span text:style-name="T5">027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,9</text:span></text:p>
            <text:p text:style-name="P25"><text:span text:style-name="T5">1</text:span>,<text:span text:style-name="T5">0</text:span>-1<text:span text:style-name="T5">0</text:span></text:p>
          </table:table-cell>
          <table:table-cell table:style-name="t1.B2" office:value-type="string">
            <text:p text:style-name="P9">ИБН-<text:span text:style-name="T5">8-6</text:span></text:p>
            <text:p text:style-name="P8">№0<text:span text:style-name="T5">10</text:span></text:p>
            <text:p text:style-name="P8"><text:span text:style-name="T5">R=2,0</text:span>м</text:p>
            <text:p text:style-name="P11">B(R)=0,600</text:p>
            <text:p text:style-name="P8"><text:span text:style-name="T27">φ</text:span><text:span text:style-name="T12">0i</text:span><text:span text:style-name="T5">=57,</text:span>0</text:p>
            <text:p text:style-name="P8">20-100</text:p>
          </table:table-cell>
          <table:table-cell table:style-name="t1.B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1,0</text:span>м</text:p>
            <text:p text:style-name="P28">B(R)=0,863</text:p>
            <text:p text:style-name="P26"><text:span text:style-name="T27">φ</text:span><text:span text:style-name="T12">0i</text:span><text:span text:style-name="T5">=235</text:span></text:p>
            <text:p text:style-name="P27">2<text:span text:style-name="T25">·</text:span>10<text:span text:style-name="T28">2</text:span> - 10<text:span text:style-name="T28">3</text:span></text:p>
          </table:table-cell>
          <table:table-cell table:style-name="t1.F2" office:value-type="string">
            <text:p text:style-name="P27">ИБН-8-6</text:p>
            <text:p text:style-name="P26"><text:span text:style-name="T5"><text:s text:c="3"/></text:span>№<text:span text:style-name="T5">010</text:span></text:p>
            <text:p text:style-name="P26"><text:span text:style-name="T5">R=0,5</text:span>м</text:p>
            <text:p text:style-name="P28">B(R)=0,957</text:p>
            <text:p text:style-name="P26"><text:span text:style-name="T27">φ</text:span><text:span text:style-name="T12">0i</text:span><text:span text:style-name="T5">=1019</text:span></text:p>
            <text:p text:style-name="P27">2<text:span text:style-name="T25">·</text:span>10<text:span text:style-name="T28">3</text:span> - 10<text:span text:style-name="T28">4</text:span></text:p>
          </table:table-cell>
        </table:table-row>
        <table:table-row>
          <table:table-cell table:style-name="t1.A3" office:value-type="string">
            <text:p text:style-name="P10">Показания прибора в поверяемой точке <text:s/><text:span text:style-name="T27">φ</text:span><text:span text:style-name="T14">0</text:span><text:span text:style-name="T12">i</text:span>, с<text:span text:style-name="T28">-1</text:span><text:span text:style-name="T25">·</text:span>см<text:span text:style-name="T28">-2 </text:span><text:span text:style-name="T29">,</text:span>±δст, %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61</text:p>
            <text:p text:style-name="P12">$1-71</text:p>
            <text:p text:style-name="P12">$1-81</text:p>
          </table:table-cell>
          <table:table-cell table:style-name="t1.B3" office:value-type="string">
            <text:p text:style-name="P12">$1-62</text:p>
            <text:p text:style-name="P12">$1-72</text:p>
            <text:p text:style-name="P12">$1-82</text:p>
          </table:table-cell>
          <table:table-cell table:style-name="t1.B3" office:value-type="string">
            <text:p text:style-name="P12">$1-63</text:p>
            <text:p text:style-name="P12">$1-73</text:p>
            <text:p text:style-name="P12">$1-83</text:p>
          </table:table-cell>
          <table:table-cell table:style-name="t1.F3" office:value-type="string">
            <text:p text:style-name="P12">$1-64</text:p>
            <text:p text:style-name="P12">$1-74</text:p>
            <text:p text:style-name="P12">$1-84</text:p>
          </table:table-cell>
        </table:table-row>
        <table:table-row>
          <table:table-cell table:style-name="t1.A3" office:value-type="string">
            <text:p text:style-name="P10">Среднее значение показаний, <text:span text:style-name="T27">φ</text:span><text:span text:style-name="T12">i</text:span>, с<text:span text:style-name="T28">-1</text:span><text:span text:style-name="T25">·</text:span>см<text:span text:style-name="T28">-2</text:span></text:p>
          </table:table-cell>
          <table:table-cell table:style-name="t1.B3" office:value-type="string">
            <text:p text:style-name="P12">$<text:span text:style-name="T10">1</text:span>-00</text:p>
          </table:table-cell>
          <table:table-cell table:style-name="t1.B3" office:value-type="string">
            <text:p text:style-name="P12">$<text:span text:style-name="T10">1</text:span>-01</text:p>
          </table:table-cell>
          <table:table-cell table:style-name="t1.B3" office:value-type="string">
            <text:p text:style-name="P12">$<text:span text:style-name="T10">1</text:span>-02</text:p>
          </table:table-cell>
          <table:table-cell table:style-name="t1.B3" office:value-type="string">
            <text:p text:style-name="P12">$<text:span text:style-name="T10">1</text:span>-03</text:p>
          </table:table-cell>
          <table:table-cell table:style-name="t1.F3" office:value-type="string">
            <text:p text:style-name="P12">$<text:span text:style-name="T10">1</text:span>-04</text:p>
          </table:table-cell>
        </table:table-row>
        <table:table-row>
          <table:table-cell table:style-name="t1.A3" office:value-type="string">
            <text:p text:style-name="P10">Результат измерения плотности потока в поверяемой точке</text:p>
            <text:p text:style-name="P7"><text:span text:style-name="T27">φ</text:span><text:span text:style-name="T13">np</text:span><text:span text:style-name="T12">i</text:span>, <text:span text:style-name="T11">с</text:span><text:span text:style-name="T28">-1</text:span><text:span text:style-name="T26">·</text:span><text:span text:style-name="T29">см</text:span><text:span text:style-name="T28">-2</text:span>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n21</text:p>
          </table:table-cell>
          <table:table-cell table:style-name="t1.B3" office:value-type="string">
            <text:p text:style-name="P12">$1-n22</text:p>
          </table:table-cell>
          <table:table-cell table:style-name="t1.B3" office:value-type="string">
            <text:p text:style-name="P12">$1-n23</text:p>
          </table:table-cell>
          <table:table-cell table:style-name="t1.F3" office:value-type="string">
            <text:p text:style-name="P12">$1-n24</text:p>
          </table:table-cell>
        </table:table-row>
        <table:table-row>
          <table:table-cell table:style-name="t1.A3" office:value-type="string">
            <text:p text:style-name="P10">Основная относительная погрешность измерения, <text:span text:style-name="T30">Δ</text:span><text:span text:style-name="T8">i</text:span>%</text:p>
          </table:table-cell>
          <table:table-cell table:style-name="t1.B3" office:value-type="string">
            <text:p text:style-name="P9"/>
          </table:table-cell>
          <table:table-cell table:style-name="t1.B3" office:value-type="string">
            <text:p text:style-name="P12">$1-n31</text:p>
          </table:table-cell>
          <table:table-cell table:style-name="t1.B3" office:value-type="string">
            <text:p text:style-name="P12">$1-n32</text:p>
          </table:table-cell>
          <table:table-cell table:style-name="t1.B3" office:value-type="string">
            <text:p text:style-name="P12">$1-n33</text:p>
          </table:table-cell>
          <table:table-cell table:style-name="t1.F3" office:value-type="string">
            <text:p text:style-name="P12">$1-n34</text:p>
          </table:table-cell>
        </table:table-row>
        <table:table-row>
          <table:table-cell table:style-name="t1.A3" office:value-type="string">
            <text:p text:style-name="P10">Доверительная граница основной относительной погрешности <text:span text:style-name="T30">Δ</text:span><text:span text:style-name="T8">i</text:span>, %</text:p>
          </table:table-cell>
          <table:table-cell table:style-name="t1.B3" office:value-type="string">
            <text:p text:style-name="P9"/>
            <text:p text:style-name="P8"/>
          </table:table-cell>
          <table:table-cell table:style-name="t1.B3" office:value-type="string">
            <text:p text:style-name="P12">$1-n41</text:p>
          </table:table-cell>
          <table:table-cell table:style-name="t1.B3" office:value-type="string">
            <text:p text:style-name="P12">$1-n42</text:p>
          </table:table-cell>
          <table:table-cell table:style-name="t1.B3" office:value-type="string">
            <text:p text:style-name="P12">$1-n43</text:p>
          </table:table-cell>
          <table:table-cell table:style-name="t1.F3" office:value-type="string">
            <text:p text:style-name="P12">$1-n44</text:p>
          </table:table-cell>
        </table:table-row>
        <table:table-row table:style-name="t1.8">
          <table:table-cell table:style-name="t1.A8" office:value-type="string">
            <text:p text:style-name="P29"><text:span text:style-name="T22">Пределосновной </text:span>относительной погрешности ,%</text:p>
          </table:table-cell>
          <table:table-cell table:style-name="t1.B8" office:value-type="string">
            <text:p text:style-name="P9"/>
          </table:table-cell>
          <table:table-cell table:style-name="t1.C8" table:number-columns-spanned="4" office:value-type="string">
            <text:p text:style-name="P9">±<text:span text:style-name="T10">20</text:span></text:p>
          </table:table-cell>
          <table:covered-table-cell/>
          <table:covered-table-cell/>
          <table:covered-table-cell/>
        </table:table-row>
      </table:table>
      <text:p text:style-name="P3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0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047in" fo:margin-bottom="0.165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091in" fo:margin-bottom="0.316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7-14T11:15:05.09</dc:date>
    <meta:editing-duration>P3DT2H2M9S</meta:editing-duration>
    <meta:editing-cycles>321</meta:editing-cycles>
    <meta:generator>OpenOffice/4.1.6$Win32 OpenOffice.org_project/416m1$Build-9790</meta:generator>
    <meta:document-statistic meta:table-count="2" meta:image-count="0" meta:object-count="0" meta:page-count="1" meta:paragraph-count="90" meta:word-count="251" meta:character-count="1954"/>
  </office:meta>
</office:document-meta>
</file>